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7000000F151FA8CFD97FB39E3.png" manifest:media-type="image/png"/>
  <manifest:file-entry manifest:full-path="Pictures/1000020100000166000000657B70BF7107C82B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717" officeooo:paragraph-rsid="00173717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1" draw:name="Image1" text:anchor-type="char" svg:x="0.3492in" svg:y="0.7874in" svg:width="6.7201in" svg:height="2.5134in" draw:z-index="0"><draw:image xlink:href="Pictures/1000020100000377000000F151FA8CFD97FB39E3.png" xlink:type="simple" xlink:show="embed" xlink:actuate="onLoad" draw:mime-type="image/png"/></draw:frame><text:span text:style-name="T2">PROGRAMM</text:span>:</text:p>
      <text:p text:style-name="P1"/>
      <text:p text:style-name="P1"><draw:frame draw:style-name="fr1" draw:name="Image2" text:anchor-type="char" svg:x="0.3744in" svg:y="4.222in" svg:width="6.5937in" svg:height="2.7189in" draw:z-index="1"><draw:image xlink:href="Pictures/1000020100000166000000657B70BF7107C82B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1:33:18.008000000</meta:creation-date>
    <dc:date>2022-09-17T11:42:08.152000000</dc:date>
    <meta:editing-duration>PT8M51S</meta:editing-duration>
    <meta:editing-cycles>1</meta:editing-cycles>
    <meta:document-statistic meta:table-count="0" meta:image-count="2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